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b9b0" officeooo:paragraph-rsid="001cb9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70f1"/>
    </style:style>
    <style:style style:name="T3" style:family="text">
      <style:text-properties fo:language="ru" fo:country="RU" officeooo:rsid="0020480e"/>
    </style:style>
    <style:style style:name="T4" style:family="text">
      <style:text-properties officeooo:rsid="002048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ams</text:span><text:line-break/><text:line-break/><text:span text:style-name="T2">Record level sharing<text:line-break/><text:line-break/>Account Team – Setup-&gt;Account Team (User→AdvancedUserDeatils – Account Team + Apex/Flow)<text:line-break/>Opportunity Team – Setup→ Opp Team (we can add Opp Team or Account Team)<text:line-break/><text:line-break/>Case Team → <text:line-break/> <text:s/></text:span><text:span text:style-name="T4">1 create Case Team Role<text:line-break/> <text:s/>2 </text:span><text:span text:style-name="T3">нет индивидуальной команды на пользователе как это было у акк/опп — тут полноценная команда которую потом можно назначать в </text:span><text:span text:style-name="T4">case ass rul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40:38.643000000</meta:creation-date>
    <dc:date>2024-05-06T16:55:51.349000000</dc:date>
    <meta:editing-duration>PT3H15M11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" meta:word-count="56" meta:character-count="372" meta:non-whitespace-character-count="305"/>
  </office:meta>
</office:document-meta>
</file>